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draw:stroke="solid" draw:stroke-dash="Double_20_Dash_20__28_Rounded_29_" svg:stroke-color="#000000" draw:marker-start="" draw:marker-end="" svg:stroke-linecap="round" draw:fill="none" draw:textarea-vertical-align="middle" loext:decorative="false"/>
    </style:style>
    <style:style style:name="gr5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1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vertical-align="middle" draw:auto-grow-height="false" fo:min-height="9.52cm" fo:min-width="9.27cm" fo:padding-top="0.14cm" fo:padding-bottom="0.14cm" fo:padding-left="0.265cm" fo:padding-right="0.265cm" fo:wrap-option="wrap" loext:decorative="false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r$§svg§600§TRUE§</svg:desc>
          <draw:g draw:style-name="gr2">
            <draw:path draw:style-name="gr3" draw:text-style-name="P1" draw:layer="layout" svg:width="0.168cm" svg:height="0.187cm" svg:x="5.351cm" svg:y="5.019cm" svg:viewBox="0 0 169 188" svg:d="M25 159c-1 6-5 16-5 18 0 7 6 11 13 11 5 0 12-4 15-12 1-1 15-58 16-65 4-13 11-43 15-54 1-6 13-25 22-34 4-3 16-13 33-13 11 0 17 4 18 4-13 3-21 12-21 23 0 7 4 14 15 14 12 0 23-9 23-24s-13-27-35-27c-27 0-45 20-53 32-2-19-18-32-37-32s-27 17-31 24c-7 14-13 39-13 40 0 4 4 4 5 4 5 0 5 0 7-10 7-29 15-48 31-48 7 0 12 2 12 19 0 8-1 13-6 34-8 32-16 64-24 96z">
              <text:p/>
            </draw:path>
          </draw:g>
        </draw:g>
        <draw:g draw:style-name="gr1">
          <svg:title>TexMaths</svg:title>
          <svg:desc>12§latex§$z=0$§svg§600§TRUE§</svg:desc>
          <draw:g draw:style-name="gr2">
            <draw:path draw:style-name="gr3" draw:text-style-name="P1" draw:layer="layout" svg:width="0.177cm" svg:height="0.189cm" svg:x="1.091cm" svg:y="2.141cm" svg:viewBox="0 0 178 190" svg:d="M38 151c23-24 35-35 49-48s27-23 42-37c40-40 49-60 49-61 0-5-3-5-4-5-3 0-5 1-6 5-13 20-22 27-33 27-10 0-14-7-21-13-7-11-15-19-29-19-31 0-50 39-50 48 0 2 1 5 5 5 3 0 4-2 6-5 7-19 32-19 34-19 10 0 17 2 28 6 17 6 20 6 32 6-15 19-51 49-59 55-12 12-25 24-38 35-29 28-43 52-43 55 0 4 3 3 5 4 3 0 5-1 7-5 10-15 22-26 36-26 10 0 13 4 24 15 7 10 14 16 26 16 42 0 67-53 67-65 0-2-2-3-6-3-3 0-3 2-6 5-9 27-36 36-50 36-8 0-16-3-24-6-14-5-21-8-30-8-1 0-7 0-11 2z">
              <text:p/>
            </draw:path>
            <draw:path draw:style-name="gr3" draw:text-style-name="P1" draw:layer="layout" svg:width="0.278cm" svg:height="0.097cm" svg:x="1.428cm" svg:y="2.173cm" svg:viewBox="0 0 279 98" svg:d="M265 17c6 0 14 0 14-9 0-8-8-8-13-8-84 0-169 0-253 0-6 0-13 0-13 8 0 9 7 9 14 9 84 0 167 0 251 0zM266 98c5 0 13 0 13-8 0-9-8-9-14-9-84 0-167 0-251 0-7 0-14 0-14 9 0 8 7 8 13 8 84 0 169 0 253 0z">
              <text:p/>
            </draw:path>
            <draw:path draw:style-name="gr3" draw:text-style-name="P1" draw:layer="layout" svg:width="0.176cm" svg:height="0.287cm" svg:x="1.864cm" svg:y="2.048cm" svg:viewBox="0 0 177 288" svg:d="M177 145c0-34-2-67-16-98-20-40-54-47-72-47-26 0-55 11-73 50-14 29-16 61-16 95 0 31 2 69 19 101 18 34 49 42 70 42 22 0 55-8 73-49 13-29 15-61 15-94zM89 278c-17 0-41-9-49-50-5-25-5-63-5-88 0-26 0-55 3-77 9-50 40-53 51-53 14 0 42 7 49 49 5 22 5 55 5 81 0 31 0 60-5 87-6 39-30 51-49 51z">
              <text:p/>
            </draw:path>
          </draw:g>
        </draw:g>
        <draw:line draw:style-name="gr4" draw:text-style-name="P2" draw:layer="layout" svg:x1="2.21cm" svg:y1="2.166cm" svg:x2="3.53cm" svg:y2="2.166cm">
          <text:p/>
        </draw:line>
        <draw:line draw:style-name="gr5" draw:text-style-name="P2" draw:layer="layout" svg:x1="6.532cm" svg:y1="3.766cm" svg:x2="3.763cm" svg:y2="6.225cm">
          <text:p/>
        </draw:line>
        <draw:g draw:style-name="gr1">
          <draw:line draw:style-name="gr6" draw:text-style-name="P2" draw:layer="layout" svg:x1="2.9cm" svg:y1="6.884cm" svg:x2="4.6cm" svg:y2="6.884cm">
            <text:p/>
          </draw:line>
          <draw:line draw:style-name="gr6" draw:text-style-name="P2" draw:layer="layout" svg:x1="2.9cm" svg:y1="6.87cm" svg:x2="2.9cm" svg:y2="5.17cm">
            <text:p/>
          </draw:line>
          <draw:g draw:style-name="gr1">
            <svg:title>TexMaths</svg:title>
            <svg:desc>12§latex§$\hat{x}$§svg§600§TRUE§</svg:desc>
            <draw:g draw:style-name="gr2">
              <draw:path draw:style-name="gr3" draw:text-style-name="P1" draw:layer="layout" svg:width="0.11cm" svg:height="0.063cm" svg:x="4.763cm" svg:y="6.67cm" svg:viewBox="0 0 111 64" svg:d="M55 0c-18 19-37 38-55 57 2 3 5 5 7 7 16-14 32-28 48-43 16 15 33 29 49 43 2-2 5-4 7-7-19-19-37-38-56-57z">
                <text:p/>
              </draw:path>
              <draw:path draw:style-name="gr3" draw:text-style-name="P1" draw:layer="layout" svg:width="0.207cm" svg:height="0.189cm" svg:x="4.7cm" svg:y="6.775cm" svg:viewBox="0 0 208 190" svg:d="M128 59c2-11 12-49 41-49 2 0 12 0 21 6-12 1-20 11-20 21 0 7 5 16 15 16s23-9 23-26c0-21-25-27-38-27-25 0-40 23-44 32-11-27-34-32-46-32-43 0-67 54-67 64 0 5 4 5 5 5 4 0 5-1 6-5 13-44 42-54 55-54 8 0 23 3 23 27 0 13-8 42-23 100-6 27-20 43-40 43-2 0-12 0-20-4 10-3 19-11 19-23s-9-14-15-14c-12 0-23 10-23 23 0 20 20 28 39 28 28 0 42-30 45-32 4 15 19 32 44 32 43 0 67-54 67-65 0-3-4-3-5-3-4 0-5 1-6 3-13 46-42 55-55 55-17 0-23-13-23-27 0-10 3-18 8-37 4-19 9-38 14-57z">
                <text:p/>
              </draw:path>
            </draw:g>
          </draw:g>
          <draw:g draw:style-name="gr1">
            <svg:title>TexMaths</svg:title>
            <svg:desc>12§latex§$\hat{z}$§svg§600§TRUE§</svg:desc>
            <draw:g draw:style-name="gr2">
              <draw:path draw:style-name="gr3" draw:text-style-name="P1" draw:layer="layout" svg:width="0.111cm" svg:height="0.063cm" svg:x="2.857cm" svg:y="4.772cm" svg:viewBox="0 0 112 64" svg:d="M56 0c-19 19-37 38-56 57 3 3 6 5 8 7 16-14 32-28 48-43 16 15 32 29 47 43 3-2 6-4 9-7-19-19-37-38-56-57z">
                <text:p/>
              </draw:path>
              <draw:path draw:style-name="gr3" draw:text-style-name="P1" draw:layer="layout" svg:width="0.175cm" svg:height="0.189cm" svg:x="2.802cm" svg:y="4.877cm" svg:viewBox="0 0 176 190" svg:d="M37 150c22-23 34-34 50-47 13-13 26-23 40-37 39-40 49-60 49-61 0-5-4-5-5-5-2 0-3 1-6 5-13 20-21 27-31 27s-15-7-21-14c-8-10-15-18-29-18-30 0-50 39-50 48 0 2 2 5 5 5 4 0 5-3 5-5 8-19 32-19 36-19 8 0 16 2 26 6 16 6 21 6 32 6-16 18-50 49-58 55-13 11-25 23-37 35-29 28-43 52-43 54 0 5 4 5 5 5 3 0 5-1 7-6 9-14 21-25 34-25 10 0 15 3 25 15 7 9 15 16 27 16 41 0 65-53 65-65 0-2-2-3-5-3s-5 2-6 5c-9 27-37 35-50 35-8 0-15-3-25-6-14-6-20-7-28-7-1 0-7 0-12 1z">
                <text:p/>
              </draw:path>
            </draw:g>
          </draw:g>
        </draw:g>
        <draw:g draw:style-name="gr1">
          <draw:custom-shape draw:style-name="gr7" draw:text-style-name="P2" draw:layer="layout" svg:width="9.8cm" svg:height="9.8cm" svg:x="-1.3cm" svg:y="1.116cm">
            <text:p/>
            <draw:enhanced-geometry draw:mirror-horizontal="true" draw:glue-point-type="segments" draw:type="mso-spt100" draw:modifiers="-90 -138.50383134495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 draw:style-name="gr1">
            <draw:g draw:style-name="gr1">
              <svg:title>TexMaths</svg:title>
              <svg:desc>12§latex§$\varphi$§svg§600§TRUE§</svg:desc>
              <draw:g draw:style-name="gr2">
                <draw:path draw:style-name="gr3" draw:text-style-name="P1" draw:layer="layout" svg:width="0.237cm" svg:height="0.275cm" svg:x="4.049cm" svg:y="4.767cm" svg:viewBox="0 0 238 276" svg:d="M50 256c-1 6-2 6-2 8 0 10 8 12 12 12 2 0 12-1 15-11 2-3 4-16 16-76 3 0 6 1 13 1 69 0 134-66 134-133 0-32-17-57-48-57-61 0-86 81-111 162-44-8-68-31-68-62 0-10 9-57 34-86 4-3 4-4 4-6 0-1-1-3-5-3-12 0-44 61-44 100 0 40 28 71 73 80-8 24-15 47-23 71zM108 165c-4 0-4 0-8 0s-6 0-6-3c3-14 8-38 9-44 13-53 47-94 84-94 28 0 39 23 39 43 0 48-54 98-118 98z">
                  <text:p/>
                </draw:path>
              </draw:g>
            </draw:g>
            <draw:path draw:style-name="gr8" draw:text-style-name="P2" draw:layer="layout" svg:width="1.574cm" svg:height="0.465cm" draw:transform="rotate (-0.197047672550159) translate (3.61711724963341cm 3.93034926363757cm)" svg:viewBox="0 0 1575 466" svg:d="M0 36c954-190 1575 430 1575 430">
              <text:p/>
            </draw:path>
            <draw:path draw:style-name="gr9" draw:text-style-name="P2" draw:layer="layout" svg:width="2.977cm" svg:height="0.876cm" draw:transform="rotate (-0.199142067652553) translate (3.62388114728898cm 2.09721913927216cm)" svg:viewBox="0 0 2978 877" svg:d="M0 70c1804-364 2978 807 2978 807">
              <text:p/>
            </draw:path>
            <draw:path draw:style-name="gr10" draw:text-style-name="P2" draw:layer="layout" svg:width="3.193cm" svg:height="0.939cm" draw:transform="rotate (-0.199316600577753) translate (3.62492557868923cm 1.79211050376488cm)" svg:viewBox="0 0 3194 940" svg:d="M0 75c1934-390 3194 865 3194 865">
              <text:p/>
            </draw:path>
            <draw:path draw:style-name="gr10" draw:text-style-name="P2" draw:layer="layout" svg:width="2.762cm" svg:height="0.812cm" draw:transform="rotate (-0.199142067652553) translate (3.62287526705065cm 2.40220325961476cm)" svg:viewBox="0 0 2763 813" svg:d="M0 65c1673-338 2763 748 2763 748">
              <text:p/>
            </draw:path>
          </draw:g>
        </draw:g>
        <draw:line draw:style-name="gr4" draw:text-style-name="P2" draw:layer="layout" svg:x1="2.91cm" svg:y1="2.726cm" svg:x2="3.53cm" svg:y2="2.466cm">
          <text:p/>
        </draw:line>
        <draw:g draw:style-name="gr1">
          <svg:title>TexMaths</svg:title>
          <svg:desc>12§latex§$z=-d/2$§svg§600§TRUE§</svg:desc>
          <draw:g draw:style-name="gr2">
            <draw:path draw:style-name="gr3" draw:text-style-name="P1" draw:layer="layout" svg:width="0.178cm" svg:height="0.189cm" svg:x="1.093cm" svg:y="2.978cm" svg:viewBox="0 0 179 190" svg:d="M38 151c23-24 35-35 51-48 13-12 25-23 40-37 40-40 50-60 50-61 0-5-4-5-5-5-3 0-4 1-6 5-13 20-21 26-31 26-11 0-16-6-22-13-8-10-15-18-29-18-32 0-51 39-51 48 0 2 1 5 5 5 3 0 4-3 6-5 7-19 32-19 36-19 8 0 16 2 26 6 17 6 21 6 32 6-15 18-50 49-58 55-13 12-26 24-39 36-27 27-43 51-43 55 0 3 3 2 5 3 3 0 5-1 7-6 10-14 23-25 36-25 10 0 14 4 24 16 7 8 16 15 28 15 41 0 65-54 65-64 0-3-1-4-4-4-4 0-5 2-6 5-10 27-37 36-51 36-8 0-16-4-25-6-14-6-20-7-30-7-3 0-7 0-11 1z">
              <text:p/>
            </draw:path>
            <draw:path draw:style-name="gr3" draw:text-style-name="P1" draw:layer="layout" svg:width="0.28cm" svg:height="0.098cm" svg:x="1.43cm" svg:y="3.009cm" svg:viewBox="0 0 281 99" svg:d="M266 18c6 0 15-1 15-10s-9-8-15-8c-84 0-168 0-252 0-6 0-14-1-14 8s8 10 14 10c84 0 168 0 252 0zM266 99c6 0 15 1 15-8s-9-10-15-10c-84 0-168 0-252 0-6 0-14 1-14 10s8 8 14 8c84 0 168 0 252 0z">
              <text:p/>
            </draw:path>
            <draw:path draw:style-name="gr3" draw:text-style-name="P1" draw:layer="layout" svg:width="0.257cm" svg:height="0.017cm" svg:x="1.886cm" svg:y="3.05cm" svg:viewBox="0 0 258 18" svg:d="M243 18c8 0 15-1 15-10s-7-8-15-8c-76 0-151 0-227 0-8 0-16-1-16 8s8 10 16 10c76 0 151 0 227 0z">
              <text:p/>
            </draw:path>
            <draw:path draw:style-name="gr3" draw:text-style-name="P1" draw:layer="layout" svg:width="0.199cm" svg:height="0.295cm" svg:x="2.196cm" svg:y="2.873cm" svg:viewBox="0 0 200 296" svg:d="M200 5c0-1 0-5-6-5s-45 4-53 5c-3 0-6 2-6 7 0 6 4 6 10 6 20 0 22 2 22 7-1 3-1 6-2 9-8 33-16 66-25 99-8-16-20-28-39-28-49 0-101 63-101 124 0 39 23 67 55 67 9 0 30-2 55-32 4 17 18 32 39 32 14 0 24-10 31-23 7-16 12-41 12-42 0-4-4-4-5-4-4 0-5 2-6 8-7 27-14 51-31 51-12 0-13-11-13-19 0-10 1-13 2-20 20-81 41-162 61-242zM113 241c-3 8-3 8-9 15-19 24-36 30-48 30-21 0-26-23-26-39 0-21 13-72 23-91 13-26 32-41 49-41 26 0 32 35 32 37s0 5-1 7c-7 27-13 54-20 82z">
              <text:p/>
            </draw:path>
            <draw:path draw:style-name="gr3" draw:text-style-name="P1" draw:layer="layout" svg:width="0.162cm" svg:height="0.419cm" svg:x="2.422cm" svg:y="2.849cm" svg:viewBox="0 0 163 420" svg:d="M162 17c1-6 1-7 1-9 0-4-4-8-8-8-3 0-6 1-8 4-48 133-97 266-146 399-1 6-1 8-1 9 0 4 4 8 8 8 5 0 6-4 9-11 48-131 97-261 145-392z">
              <text:p/>
            </draw:path>
            <draw:path draw:style-name="gr3" draw:text-style-name="P1" draw:layer="layout" svg:width="0.167cm" svg:height="0.278cm" svg:x="2.63cm" svg:y="2.885cm" svg:viewBox="0 0 168 279" svg:d="M32 247c15-15 30-29 45-44 66-57 91-80 91-122 0-47-39-81-90-81-47 0-78 38-78 75 0 24 20 24 22 24 7 0 21-4 21-22 0-11-7-22-21-22-4 0-5 0-6 0 9-27 32-42 57-42 39 0 56 34 56 68s-21 66-44 93c-27 29-54 59-81 89-4 5-4 6-4 16 52 0 104 0 156 0 4-24 8-49 12-73-4 0-7 0-11 0-2 13-5 31-10 37-2 4-29 4-39 4-25 0-50 0-76 0z">
              <text:p/>
            </draw:path>
          </draw:g>
        </draw:g>
        <draw:line draw:style-name="gr4" draw:text-style-name="P2" draw:layer="layout" svg:x1="2.91cm" svg:y1="1.566cm" svg:x2="3.53cm" svg:y2="1.826cm">
          <text:p/>
        </draw:line>
        <draw:g draw:style-name="gr1">
          <svg:title>TexMaths</svg:title>
          <svg:desc>12§latex§$z=+d/2$§svg§600§TRUE§</svg:desc>
          <draw:g draw:style-name="gr2">
            <draw:path draw:style-name="gr3" draw:text-style-name="P1" draw:layer="layout" svg:width="0.178cm" svg:height="0.189cm" svg:x="1.095cm" svg:y="1.278cm" svg:viewBox="0 0 179 190" svg:d="M38 151c23-24 35-35 51-48 13-12 25-23 40-37 40-40 50-60 50-61 0-5-4-5-5-5-3 0-4 1-6 5-13 20-21 26-31 26-11 0-16-6-22-13-8-10-15-18-29-18-32 0-51 39-51 48 0 2 1 5 5 5 3 0 4-3 6-5 7-19 32-19 36-19 8 0 16 2 26 6 17 6 21 6 32 6-15 18-50 49-58 55-13 12-26 24-39 36-27 27-43 51-43 55 0 3 3 2 5 3 3 0 5-1 7-6 10-14 23-25 36-25 10 0 14 4 24 16 7 8 16 15 28 15 41 0 65-54 65-64 0-3-1-4-4-4-4 0-5 2-6 5-10 27-37 36-51 36-8 0-16-4-25-6-14-6-20-7-30-7-3 0-7 0-11 1z">
              <text:p/>
            </draw:path>
            <draw:path draw:style-name="gr3" draw:text-style-name="P1" draw:layer="layout" svg:width="0.28cm" svg:height="0.098cm" svg:x="1.432cm" svg:y="1.309cm" svg:viewBox="0 0 281 99" svg:d="M266 18c6 0 15-1 15-10s-9-8-15-8c-84 0-168 0-252 0-6 0-14-1-14 8s8 10 14 10c84 0 168 0 252 0zM266 99c6 0 15 1 15-8s-9-10-15-10c-84 0-168 0-252 0-6 0-14 1-14 10s8 8 14 8c84 0 168 0 252 0z">
              <text:p/>
            </draw:path>
            <draw:path draw:style-name="gr3" draw:text-style-name="P1" draw:layer="layout" svg:width="0.28cm" svg:height="0.278cm" svg:x="1.877cm" svg:y="1.22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<text:p/>
            </draw:path>
            <draw:path draw:style-name="gr3" draw:text-style-name="P1" draw:layer="layout" svg:width="0.199cm" svg:height="0.295cm" svg:x="2.198cm" svg:y="1.173cm" svg:viewBox="0 0 200 296" svg:d="M200 5c0-1 0-5-6-5s-45 4-53 5c-3 0-6 2-6 7 0 6 4 6 10 6 20 0 22 2 22 7-1 3-1 6-2 9-8 33-16 66-25 99-8-16-20-28-39-28-49 0-101 63-101 124 0 39 23 67 55 67 9 0 30-2 55-32 4 17 18 32 39 32 14 0 24-10 31-23 7-16 12-41 12-42 0-4-4-4-5-4-4 0-5 2-6 8-7 27-14 51-31 51-12 0-13-11-13-19 0-10 1-13 2-20 20-81 41-162 61-242zM113 241c-3 8-3 8-9 15-19 24-36 30-48 30-21 0-26-23-26-39 0-21 13-72 23-91 13-26 32-41 49-41 26 0 32 35 32 37s0 5-1 7c-7 27-13 54-20 82z">
              <text:p/>
            </draw:path>
            <draw:path draw:style-name="gr3" draw:text-style-name="P1" draw:layer="layout" svg:width="0.162cm" svg:height="0.419cm" svg:x="2.424cm" svg:y="1.149cm" svg:viewBox="0 0 163 420" svg:d="M162 17c1-6 1-7 1-9 0-4-4-8-8-8-3 0-6 1-8 4-48 133-97 266-146 399-1 6-1 8-1 9 0 4 4 8 8 8 5 0 6-4 9-11 48-131 97-261 145-392z">
              <text:p/>
            </draw:path>
            <draw:path draw:style-name="gr3" draw:text-style-name="P1" draw:layer="layout" svg:width="0.167cm" svg:height="0.278cm" svg:x="2.632cm" svg:y="1.185cm" svg:viewBox="0 0 168 279" svg:d="M32 247c15-15 30-29 45-44 66-57 91-80 91-122 0-47-39-81-90-81-47 0-78 38-78 75 0 24 20 24 22 24 7 0 21-4 21-22 0-11-7-22-21-22-4 0-5 0-6 0 9-27 32-42 57-42 39 0 56 34 56 68s-21 66-44 93c-27 29-54 59-81 89-4 5-4 6-4 16 52 0 104 0 156 0 4-24 8-49 12-73-4 0-7 0-11 0-2 13-5 31-10 37-2 4-29 4-39 4-25 0-50 0-76 0z">
              <text:p/>
            </draw:path>
          </draw:g>
        </draw:g>
        <draw:g draw:style-name="gr1">
          <svg:title>TexMaths</svg:title>
          <svg:desc>12§latex§$\ell=r\,\varphi$§svg§600§TRUE§</svg:desc>
          <draw:g draw:style-name="gr2">
            <draw:path draw:style-name="gr3" draw:text-style-name="P1" draw:layer="layout" svg:width="0.162cm" svg:height="0.301cm" svg:x="6.494cm" svg:y="0.65cm" svg:viewBox="0 0 163 302" svg:d="M2 255c-1 1-2 3-2 4 0 2 2 6 5 6 2 0 3-1 15-13 4-4 12-11 16-15 4 34 16 65 47 65 17 0 31-10 41-17 6-4 25-20 25-24 0-1-2-6-5-6-1 0-1 1-6 5-26 26-42 32-54 32-19 0-26-21-26-55 0-2 1-21 2-24 1-1 1-1 10-9 33-35 93-106 93-170 0-8 0-34-25-34-35 0-66 69-70 79-20 46-33 95-33 145-11 10-22 21-33 31zM62 196c2-4 20-98 44-147 10-23 19-39 33-39s14 15 14 21c0 71-70 144-91 165z">
              <text:p/>
            </draw:path>
            <draw:path draw:style-name="gr3" draw:text-style-name="P1" draw:layer="layout" svg:width="0.278cm" svg:height="0.097cm" svg:x="6.806cm" svg:y="0.792cm" svg:viewBox="0 0 279 98" svg:d="M265 17c7 0 14 0 14-9 0-8-7-8-13-8-84 0-168 0-253 0-5 0-13 0-13 8 0 9 8 9 14 9 84 0 167 0 251 0zM266 98c6 0 13 0 13-8 0-9-7-9-14-9-84 0-167 0-251 0-6 0-14 0-14 9 0 8 8 8 13 8 85 0 169 0 253 0z">
              <text:p/>
            </draw:path>
            <draw:path draw:style-name="gr3" draw:text-style-name="P1" draw:layer="layout" svg:width="0.17cm" svg:height="0.189cm" svg:x="7.239cm" svg:y="0.76cm" svg:viewBox="0 0 171 190" svg:d="M25 162c-1 6-3 15-3 18 0 7 4 10 12 10 4 0 12-3 15-12 0-1 15-58 17-65 4-15 11-44 13-56 1-4 13-25 24-33 3-4 16-14 34-14 10 0 11 3 16 4-12 3-21 12-21 24 0 6 5 15 17 15 11 0 22-10 22-25s-13-28-34-28c-28 0-47 22-54 32-4-18-19-32-39-32-19 0-27 17-31 24-7 14-13 39-13 41 0 4 4 4 5 4 5 0 5 0 7-9 7-30 16-50 31-50 7 0 13 3 13 19 0 9-1 13-7 36-8 32-16 64-24 97z">
              <text:p/>
            </draw:path>
            <draw:path draw:style-name="gr3" draw:text-style-name="P1" draw:layer="layout" svg:width="0.239cm" svg:height="0.277cm" svg:x="7.519cm" svg:y="0.76cm" svg:viewBox="0 0 240 278" svg:d="M50 258c-1 6-2 6-2 8 0 9 8 12 13 12 1 0 11-1 16-11 1-3 2-18 14-77 4 0 6 0 13 0 71 0 136-65 136-131 0-34-17-59-48-59-61 0-86 81-112 164-45-8-69-32-69-62 0-12 9-58 35-88 3-3 2-3 3-4 0-3-1-5-5-5-12 0-44 61-44 102 0 39 28 69 73 80-7 23-15 47-23 71zM109 166c-3 0-5 0-8 0-5 0-5-1-5-2s7-38 8-45c14-54 46-94 83-94 29 0 41 23 41 43 0 47-54 98-119 98z">
              <text:p/>
            </draw:path>
          </draw:g>
        </draw:g>
        <draw:line draw:style-name="gr4" draw:text-style-name="P2" draw:layer="layout" svg:x1="5.31cm" svg:y1="2.526cm" svg:x2="6.35cm" svg:y2="1.06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9T21:45:43.237165330</dc:date>
    <meta:editing-duration>P1DT17H47M20S</meta:editing-duration>
    <meta:editing-cycles>77</meta:editing-cycles>
    <meta:generator>LibreOffice/24.2.5.2$Linux_X86_64 LibreOffice_project/420$Build-2</meta:generator>
    <meta:print-date>2024-09-11T10:01:57.907532320</meta:print-date>
    <meta:printed-by>PDF-Dateien</meta:printed-by>
    <meta:document-statistic meta:object-count="56"/>
  </office:meta>
</office:document-meta>
</file>